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OR REPLACE FUNCTION ss_trigger()</text:p>
      <text:p text:style-name="Standard">RETURNS trigger</text:p>
      <text:p text:style-name="Standard">LANGUAGE plpgsql AS</text:p>
      <text:p text:style-name="Standard">$$</text:p>
      <text:p text:style-name="Standard">BEGIN</text:p>
      <text:p text:style-name="Standard"><text:s text:c="4"/>INSERT INTO deleted_student_schedules (classid, studentid, classstatus, grade)</text:p>
      <text:p text:style-name="Standard"><text:s text:c="4"/>VALUES (OLD.classid, OLD.studentid, OLD.classstatus, OLD.grade);</text:p>
      <text:p text:style-name="Standard"><text:s text:c="4"/>RETURN OLD;</text:p>
      <text:p text:style-name="Standard">END;</text:p>
      <text:p text:style-name="Standard">$$;</text:p>
      <text:p text:style-name="Standard"/>
      <text:p text:style-name="Standard">CREATE TRIGGER ss_delete</text:p>
      <text:p text:style-name="Standard">BEFORE DELETE ON student_schedules</text:p>
      <text:p text:style-name="Standard">FOR EACH ROW EXECUTE PROCEDURE ss_trigger();<text:line-break/><text:line-break/>CREATE OR REPLACE FUNCTION s_trigger()</text:p>
      <text:p text:style-name="Standard">RETURNS trigger</text:p>
      <text:p text:style-name="Standard">LANGUAGE plpgsql AS</text:p>
      <text:p text:style-name="Standard">$$</text:p>
      <text:p text:style-name="Standard">BEGIN</text:p>
      <text:p text:style-name="Standard"><text:s text:c="4"/>IF TG_OP = 'UPDATE' OR TG_OP = 'DELETE' THEN</text:p>
      <text:p text:style-name="Standard"><text:s text:c="8"/>IF extract(isodow FROM current_date) = 7 THEN</text:p>
      <text:p text:style-name="Standard"><text:s text:c="12"/>RAISE EXCEPTION 'Updation or deletion not possible on Sundays';</text:p>
      <text:p text:style-name="Standard"><text:s text:c="12"/>RETURN OLD;</text:p>
      <text:p text:style-name="Standard"><text:s text:c="8"/>ELSE</text:p>
      <text:p text:style-name="Standard"><text:s text:c="12"/>RETURN NEW;</text:p>
      <text:p text:style-name="Standard"><text:s text:c="8"/>END IF;</text:p>
      <text:p text:style-name="Standard"><text:s text:c="4"/>ELSE</text:p>
      <text:p text:style-name="Standard"><text:s text:c="8"/>IF extract(isodow FROM current_date) = 5 THEN</text:p>
      <text:p text:style-name="Standard"><text:s text:c="12"/>RETURN NEW;</text:p>
      <text:p text:style-name="Standard"><text:s text:c="8"/>ELSE</text:p>
      <text:p text:style-name="Standard"><text:s text:c="12"/>RAISE EXCEPTION 'Insertion possible only on Fridays';</text:p>
      <text:p text:style-name="Standard"><text:s text:c="12"/>RETURN OLD;</text:p>
      <text:p text:style-name="Standard"><text:s text:c="8"/>END IF;</text:p>
      <text:p text:style-name="Standard"><text:s text:c="4"/>END IF;</text:p>
      <text:p text:style-name="Standard">END;</text:p>
      <text:p text:style-name="Standard">$$;</text:p>
      <text:p text:style-name="Standard"/>
      <text:p text:style-name="Standard">CREATE TRIGGER s_update</text:p>
      <text:p text:style-name="Standard">BEFORE INSERT OR UPDATE ON students</text:p>
      <text:p text:style-name="Standard">FOR EACH ROW EXECUTE PROCEDURE s_trigger();<text:line-break/><text:line-break/><text:line-break/>CREATE OR REPLACE FUNCTION st_trigger()</text:p>
      <text:p text:style-name="Standard">RETURNS trigger</text:p>
      <text:p text:style-name="Standard">LANGUAGE plpgsql AS</text:p>
      <text:p text:style-name="Standard">$$</text:p>
      <text:p text:style-name="Standard">BEGIN</text:p>
      <text:p text:style-name="Standard"><text:s text:c="4"/>IF NEW.salary &gt; OLD.salary THEN</text:p>
      <text:p text:style-name="Standard"><text:soft-page-break/><text:s text:c="8"/>RAISE EXCEPTION 'Updation not possible - salary increase not allowed';</text:p>
      <text:p text:style-name="Standard"><text:s text:c="8"/>RETURN OLD;</text:p>
      <text:p text:style-name="Standard"><text:s text:c="4"/>ELSE</text:p>
      <text:p text:style-name="Standard"><text:s text:c="8"/>RETURN NEW;</text:p>
      <text:p text:style-name="Standard"><text:s text:c="4"/>END IF;</text:p>
      <text:p text:style-name="Standard">END;</text:p>
      <text:p text:style-name="Standard">$$;</text:p>
      <text:p text:style-name="Standard"/>
      <text:p text:style-name="Standard">CREATE TRIGGER st_change</text:p>
      <text:p text:style-name="Standard">BEFORE UPDATE ON staff</text:p>
      <text:p text:style-name="Standard">FOR EACH ROW EXECUTE PROCEDURE st_trigger();<text:line-break/><text:line-break/><text:line-break/>DO $$</text:p>
      <text:p text:style-name="Standard">DECLARE</text:p>
      <text:p text:style-name="Standard"><text:s text:c="4"/>staff_rec RECORD;</text:p>
      <text:p text:style-name="Standard">BEGIN</text:p>
      <text:p text:style-name="Standard"><text:s text:c="4"/>FOR staff_rec IN SELECT * FROM staff WHERE stfcity = 'Mumbai'</text:p>
      <text:p text:style-name="Standard"><text:s text:c="4"/>LOOP</text:p>
      <text:p text:style-name="Standard"><text:s text:c="8"/>RAISE NOTICE 'Staff: %, %, %, %, %, %',</text:p>
      <text:p text:style-name="Standard"><text:s text:c="12"/>staff_rec.stffirstname, staff_rec.stflastname,</text:p>
      <text:p text:style-name="Standard"><text:s text:c="12"/>staff_rec.stfstate, staff_rec.stfphonenumber,</text:p>
      <text:p text:style-name="Standard"><text:s text:c="12"/>staff_rec.salary, staff_rec.position;</text:p>
      <text:p text:style-name="Standard"><text:s text:c="4"/>END LOOP;</text:p>
      <text:p text:style-name="Standard">END;</text:p>
      <text:p text:style-name="Standard">$$;</text:p>
      <text:p text:style-name="Standard"/>
      <text:p text:style-name="Standard"/>
      <text:p text:style-name="Standard">DO $$</text:p>
      <text:p text:style-name="Standard">DECLARE</text:p>
      <text:p text:style-name="Standard"><text:s text:c="4"/>staff_rec RECORD;</text:p>
      <text:p text:style-name="Standard"><text:s text:c="4"/>input_staff VARCHAR := 'leon';</text:p>
      <text:p text:style-name="Standard"><text:s text:c="4"/>cursor1 CURSOR FOR</text:p>
      <text:p text:style-name="Standard"><text:s text:c="4"/>SELECT s.stffirstname, c.categorydescription, c.departmentid</text:p>
      <text:p text:style-name="Standard"><text:s text:c="4"/>FROM staff s</text:p>
      <text:p text:style-name="Standard"><text:s text:c="4"/>JOIN faculty_categories fc ON s.staffid = fc.staffid</text:p>
      <text:p text:style-name="Standard"><text:s text:c="4"/>JOIN categories c ON fc.categoryid = c.categoryid</text:p>
      <text:p text:style-name="Standard"><text:s text:c="4"/>WHERE c.departmentid = (</text:p>
      <text:p text:style-name="Standard"><text:s text:c="8"/>SELECT c2.departmentid</text:p>
      <text:p text:style-name="Standard"><text:s text:c="8"/>FROM staff s2</text:p>
      <text:p text:style-name="Standard"><text:s text:c="8"/>JOIN faculty_categories fc2 ON s2.staffid = fc2.staffid</text:p>
      <text:p text:style-name="Standard"><text:s text:c="8"/>JOIN categories c2 ON fc2.categoryid = c2.categoryid</text:p>
      <text:p text:style-name="Standard"><text:s text:c="8"/>WHERE s2.stffirstname = input_staff</text:p>
      <text:p text:style-name="Standard"><text:s text:c="8"/>LIMIT 1</text:p>
      <text:p text:style-name="Standard"><text:s text:c="4"/>);</text:p>
      <text:p text:style-name="Standard">BEGIN</text:p>
      <text:p text:style-name="Standard"><text:s text:c="4"/>OPEN cursor1;</text:p>
      <text:p text:style-name="Standard"><text:s text:c="4"/>LOOP</text:p>
      <text:p text:style-name="Standard"><text:s text:c="8"/>FETCH cursor1 INTO staff_rec;</text:p>
      <text:p text:style-name="Standard"><text:soft-page-break/><text:s text:c="8"/>EXIT WHEN NOT FOUND;</text:p>
      <text:p text:style-name="Standard"><text:s text:c="8"/>RAISE NOTICE 'Staff: %, Category: %, Department: %',</text:p>
      <text:p text:style-name="Standard"><text:s text:c="12"/>staff_rec.stffirstname, staff_rec.categorydescription,</text:p>
      <text:p text:style-name="Standard"><text:s text:c="12"/>staff_rec.departmentid;</text:p>
      <text:p text:style-name="Standard"><text:s text:c="4"/>END LOOP;</text:p>
      <text:p text:style-name="Standard"><text:s text:c="4"/>CLOSE cursor1;</text:p>
      <text:p text:style-name="Standard">END;</text:p>
      <text:p text:style-name="Standard">$$;</text:p>
      <text:p text:style-name="Standard"/>
      <text:p text:style-name="Standard"/>
      <text:p text:style-name="Standard">DO $$</text:p>
      <text:p text:style-name="Standard">DECLARE</text:p>
      <text:p text:style-name="Standard"><text:s text:c="4"/>staff_rec RECORD;</text:p>
      <text:p text:style-name="Standard"><text:s text:c="4"/>cursor1 CURSOR FOR</text:p>
      <text:p text:style-name="Standard"><text:s text:c="4"/>SELECT staffid, salary</text:p>
      <text:p text:style-name="Standard"><text:s text:c="4"/>FROM staff</text:p>
      <text:p text:style-name="Standard"><text:s text:c="4"/>ORDER BY salary DESC</text:p>
      <text:p text:style-name="Standard"><text:s text:c="4"/>LIMIT 2;</text:p>
      <text:p text:style-name="Standard">BEGIN</text:p>
      <text:p text:style-name="Standard"><text:s text:c="4"/>OPEN cursor1;</text:p>
      <text:p text:style-name="Standard"><text:s text:c="4"/>LOOP</text:p>
      <text:p text:style-name="Standard"><text:s text:c="8"/>FETCH cursor1 INTO staff_rec;</text:p>
      <text:p text:style-name="Standard"><text:s text:c="8"/>EXIT WHEN NOT FOUND;</text:p>
      <text:p text:style-name="Standard"><text:s text:c="8"/>RAISE NOTICE 'ID: %, Salary: %', staff_rec.staffid, staff_rec.salary;</text:p>
      <text:p text:style-name="Standard"><text:s text:c="4"/>END LOOP;</text:p>
      <text:p text:style-name="Standard"><text:s text:c="4"/>CLOSE cursor1;</text:p>
      <text:p text:style-name="Standard">END;</text:p>
      <text:p text:style-name="Standard">$$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8T15:52:48.761584825</meta:creation-date>
    <dc:date>2025-10-08T15:53:35.175515372</dc:date>
    <meta:editing-duration>PT47S</meta:editing-duration>
    <meta:editing-cycles>1</meta:editing-cycles>
    <meta:document-statistic meta:table-count="0" meta:image-count="0" meta:object-count="0" meta:page-count="3" meta:paragraph-count="111" meta:word-count="349" meta:character-count="2876" meta:non-whitespace-character-count="2181"/>
    <meta:generator>LibreOffice/6.4.7.2$Linux_X86_64 LibreOffice_project/40$Build-2</meta:generator>
  </office:meta>
</office:document-meta>
</file>